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6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.log" table:style-name="ta1">
        <table:shapes>
          <draw:frame draw:z-index="0" draw:style-name="gr1" draw:text-style-name="P1" svg:width="159.99mm" svg:height="89.99mm" svg:x="82.25mm" svg:y="1mm">
            <loext:p draw:notify-on-update-of-ranges="'cameraslog_4.log'.A2:'cameraslog_4.log'.A1001 'cameraslog_4.log'.B1:'cameraslog_4.log'.B1 'cameraslog_4.log'.B2:'cameraslog_4.log'.B1001 'cameraslog_4.log'.A2:'cameraslog_4.log'.A1001 'cameraslog_4.log'.C1:'cameraslog_4.log'.C1 'cameraslog_4.log'.C2:'cameraslog_4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760474" calcext:value-type="float">
            <text:p>20,7604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74495" calcext:value-type="float">
            <text:p>19,744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737749" calcext:value-type="float">
            <text:p>18,7377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09297" calcext:value-type="float">
            <text:p>19,0092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281343" calcext:value-type="float">
            <text:p>19,2813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129502" calcext:value-type="float">
            <text:p>19,1295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85622" calcext:value-type="float">
            <text:p>18,9856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786254" calcext:value-type="float">
            <text:p>17,7862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097913" calcext:value-type="float">
            <text:p>18,0979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097913" calcext:value-type="float">
            <text:p>18,0979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22572" calcext:value-type="float">
            <text:p>18,225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634237" calcext:value-type="float">
            <text:p>17,6342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634237" calcext:value-type="float">
            <text:p>17,6342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049977" calcext:value-type="float">
            <text:p>18,0499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049977" calcext:value-type="float">
            <text:p>18,0499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002545" calcext:value-type="float">
            <text:p>17,0025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002486" calcext:value-type="float">
            <text:p>17,0024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459403" calcext:value-type="float">
            <text:p>16,4594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435383" calcext:value-type="float">
            <text:p>16,4353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603442" calcext:value-type="float">
            <text:p>16,6034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603442" calcext:value-type="float">
            <text:p>16,6034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299738" calcext:value-type="float">
            <text:p>16,2997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299738" calcext:value-type="float">
            <text:p>16,2997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843721" calcext:value-type="float">
            <text:p>16,8437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923775" calcext:value-type="float">
            <text:p>16,923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923775" calcext:value-type="float">
            <text:p>16,923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.620088" calcext:value-type="float">
            <text:p>16,6200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916462" calcext:value-type="float">
            <text:p>15,9164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916462" calcext:value-type="float">
            <text:p>15,9164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868651" calcext:value-type="float">
            <text:p>15,8686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868651" calcext:value-type="float">
            <text:p>15,8686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020675" calcext:value-type="float">
            <text:p>16,0206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780695" calcext:value-type="float">
            <text:p>15,7806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452982" calcext:value-type="float">
            <text:p>15,4529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452982" calcext:value-type="float">
            <text:p>15,4529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452982" calcext:value-type="float">
            <text:p>15,4529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812923" calcext:value-type="float">
            <text:p>15,8129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588975" calcext:value-type="float">
            <text:p>15,5889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669401" calcext:value-type="float">
            <text:p>14,6694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725507" calcext:value-type="float">
            <text:p>14,7255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14965" calcext:value-type="float">
            <text:p>15,149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550025" calcext:value-type="float">
            <text:p>14,5500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550025" calcext:value-type="float">
            <text:p>14,5500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550025" calcext:value-type="float">
            <text:p>14,5500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757957" calcext:value-type="float">
            <text:p>14,7579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757957" calcext:value-type="float">
            <text:p>14,7579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502187" calcext:value-type="float">
            <text:p>14,50218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198397" calcext:value-type="float">
            <text:p>14,1983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830834" calcext:value-type="float">
            <text:p>12,8308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702763" calcext:value-type="float">
            <text:p>12,7027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478841" calcext:value-type="float">
            <text:p>12,4788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558869" calcext:value-type="float">
            <text:p>12,5588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454962" calcext:value-type="float">
            <text:p>12,4549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303131" calcext:value-type="float">
            <text:p>12,3031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567" calcext:value-type="float">
            <text:p>12,5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478969" calcext:value-type="float">
            <text:p>12,4789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478969" calcext:value-type="float">
            <text:p>12,4789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463066" calcext:value-type="float">
            <text:p>12,4630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455018" calcext:value-type="float">
            <text:p>12,455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455018" calcext:value-type="float">
            <text:p>12,455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455018" calcext:value-type="float">
            <text:p>12,455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574963" calcext:value-type="float">
            <text:p>12,5749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495024" calcext:value-type="float">
            <text:p>12,4950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39116" calcext:value-type="float">
            <text:p>12,391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39116" calcext:value-type="float">
            <text:p>12,391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303114" calcext:value-type="float">
            <text:p>12,3031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167088" calcext:value-type="float">
            <text:p>12,1670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263143" calcext:value-type="float">
            <text:p>12,2631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263143" calcext:value-type="float">
            <text:p>12,2631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83226" calcext:value-type="float">
            <text:p>12,1832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487139" calcext:value-type="float">
            <text:p>12,4871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543248" calcext:value-type="float">
            <text:p>12,5432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655307" calcext:value-type="float">
            <text:p>12,6553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911284" calcext:value-type="float">
            <text:p>12,9112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903288" calcext:value-type="float">
            <text:p>12,9032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903288" calcext:value-type="float">
            <text:p>12,9032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207182" calcext:value-type="float">
            <text:p>13,20718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079212" calcext:value-type="float">
            <text:p>13,0792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08727" calcext:value-type="float">
            <text:p>13,087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511104" calcext:value-type="float">
            <text:p>13,5111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655035" calcext:value-type="float">
            <text:p>13,6550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655035" calcext:value-type="float">
            <text:p>13,6550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815052" calcext:value-type="float">
            <text:p>13,8150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83913" calcext:value-type="float">
            <text:p>13,839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503165" calcext:value-type="float">
            <text:p>13,5031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846985" calcext:value-type="float">
            <text:p>13,8469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759037" calcext:value-type="float">
            <text:p>13,7590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759037" calcext:value-type="float">
            <text:p>13,7590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759037" calcext:value-type="float">
            <text:p>13,7590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759037" calcext:value-type="float">
            <text:p>13,7590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535008" calcext:value-type="float">
            <text:p>13,5350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535008" calcext:value-type="float">
            <text:p>13,5350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535008" calcext:value-type="float">
            <text:p>13,5350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167119" calcext:value-type="float">
            <text:p>13,1671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406961" calcext:value-type="float">
            <text:p>13,4069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167239" calcext:value-type="float">
            <text:p>13,1672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119251" calcext:value-type="float">
            <text:p>13,1192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119251" calcext:value-type="float">
            <text:p>13,1192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119251" calcext:value-type="float">
            <text:p>13,1192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511201" calcext:value-type="float">
            <text:p>13,5112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599233" calcext:value-type="float">
            <text:p>13,5992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719221" calcext:value-type="float">
            <text:p>13,7192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751254" calcext:value-type="float">
            <text:p>13,7512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847255" calcext:value-type="float">
            <text:p>13,8472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847255" calcext:value-type="float">
            <text:p>13,8472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647412" calcext:value-type="float">
            <text:p>13,647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655329" calcext:value-type="float">
            <text:p>13,6553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415318" calcext:value-type="float">
            <text:p>13,4153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415318" calcext:value-type="float">
            <text:p>13,4153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415318" calcext:value-type="float">
            <text:p>13,4153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415318" calcext:value-type="float">
            <text:p>13,4153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415318" calcext:value-type="float">
            <text:p>13,4153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415318" calcext:value-type="float">
            <text:p>13,4153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607327" calcext:value-type="float">
            <text:p>13,6073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607327" calcext:value-type="float">
            <text:p>13,6073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607327" calcext:value-type="float">
            <text:p>13,6073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663339" calcext:value-type="float">
            <text:p>13,6633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43136" calcext:value-type="float">
            <text:p>13,431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047391" calcext:value-type="float">
            <text:p>13,0473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047391" calcext:value-type="float">
            <text:p>13,0473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047391" calcext:value-type="float">
            <text:p>13,0473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047391" calcext:value-type="float">
            <text:p>13,0473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047391" calcext:value-type="float">
            <text:p>13,0473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047391" calcext:value-type="float">
            <text:p>13,0473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047391" calcext:value-type="float">
            <text:p>13,0473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183274" calcext:value-type="float">
            <text:p>13,1832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96731" calcext:value-type="float">
            <text:p>12,967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06331" calcext:value-type="float">
            <text:p>13,063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983261" calcext:value-type="float">
            <text:p>12,9832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3261" calcext:value-type="float">
            <text:p>12,9832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983261" calcext:value-type="float">
            <text:p>12,9832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983261" calcext:value-type="float">
            <text:p>12,9832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983261" calcext:value-type="float">
            <text:p>12,9832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12728" calcext:value-type="float">
            <text:p>13,127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12728" calcext:value-type="float">
            <text:p>13,127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.12728" calcext:value-type="float">
            <text:p>13,127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12728" calcext:value-type="float">
            <text:p>13,127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167221" calcext:value-type="float">
            <text:p>13,1672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.167221" calcext:value-type="float">
            <text:p>13,1672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927261" calcext:value-type="float">
            <text:p>12,9272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.007293" calcext:value-type="float">
            <text:p>13,0072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.007293" calcext:value-type="float">
            <text:p>13,0072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951376" calcext:value-type="float">
            <text:p>12,95137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839428" calcext:value-type="float">
            <text:p>12,8394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839428" calcext:value-type="float">
            <text:p>12,8394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839428" calcext:value-type="float">
            <text:p>12,8394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919343" calcext:value-type="float">
            <text:p>12,9193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919343" calcext:value-type="float">
            <text:p>12,9193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919343" calcext:value-type="float">
            <text:p>12,9193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983351" calcext:value-type="float">
            <text:p>12,9833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999419" calcext:value-type="float">
            <text:p>12,9994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999419" calcext:value-type="float">
            <text:p>12,9994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071424" calcext:value-type="float">
            <text:p>13,0714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967471" calcext:value-type="float">
            <text:p>12,96747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847437" calcext:value-type="float">
            <text:p>12,8474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639594" calcext:value-type="float">
            <text:p>12,6395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.703661" calcext:value-type="float">
            <text:p>12,7036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.735599" calcext:value-type="float">
            <text:p>12,73559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695567" calcext:value-type="float">
            <text:p>12,6955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695574" calcext:value-type="float">
            <text:p>12,69557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695574" calcext:value-type="float">
            <text:p>12,69557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311651" calcext:value-type="float">
            <text:p>12,3116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311651" calcext:value-type="float">
            <text:p>12,3116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311651" calcext:value-type="float">
            <text:p>12,3116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.311651" calcext:value-type="float">
            <text:p>12,3116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423606" calcext:value-type="float">
            <text:p>12,4236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423606" calcext:value-type="float">
            <text:p>12,4236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423606" calcext:value-type="float">
            <text:p>12,4236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279485" calcext:value-type="float">
            <text:p>12,2794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279485" calcext:value-type="float">
            <text:p>12,2794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383341" calcext:value-type="float">
            <text:p>12,3833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383341" calcext:value-type="float">
            <text:p>12,3833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039353" calcext:value-type="float">
            <text:p>12,0393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991272" calcext:value-type="float">
            <text:p>11,99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055141" calcext:value-type="float">
            <text:p>12,0551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111203" calcext:value-type="float">
            <text:p>12,1112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095348" calcext:value-type="float">
            <text:p>12,0953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17534" calcext:value-type="float">
            <text:p>12,175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183233" calcext:value-type="float">
            <text:p>12,1832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959204" calcext:value-type="float">
            <text:p>11,9592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959204" calcext:value-type="float">
            <text:p>11,9592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.943189" calcext:value-type="float">
            <text:p>11,9431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.943189" calcext:value-type="float">
            <text:p>11,9431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943189" calcext:value-type="float">
            <text:p>11,9431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.943189" calcext:value-type="float">
            <text:p>11,9431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0152" calcext:value-type="float">
            <text:p>12,015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191094" calcext:value-type="float">
            <text:p>12,1910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215305" calcext:value-type="float">
            <text:p>12,2153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215305" calcext:value-type="float">
            <text:p>12,2153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31127" calcext:value-type="float">
            <text:p>12,311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31127" calcext:value-type="float">
            <text:p>12,311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.31127" calcext:value-type="float">
            <text:p>12,311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31127" calcext:value-type="float">
            <text:p>12,311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31127" calcext:value-type="float">
            <text:p>12,311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671228" calcext:value-type="float">
            <text:p>12,6712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.671228" calcext:value-type="float">
            <text:p>12,6712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.639436" calcext:value-type="float">
            <text:p>12,6394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.647457" calcext:value-type="float">
            <text:p>12,6474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.647457" calcext:value-type="float">
            <text:p>12,6474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.455455" calcext:value-type="float">
            <text:p>12,4554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.367499" calcext:value-type="float">
            <text:p>12,36749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.367499" calcext:value-type="float">
            <text:p>12,36749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167485" calcext:value-type="float">
            <text:p>12,1674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.167485" calcext:value-type="float">
            <text:p>12,1674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167485" calcext:value-type="float">
            <text:p>12,1674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167485" calcext:value-type="float">
            <text:p>12,1674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.071505" calcext:value-type="float">
            <text:p>12,0715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.023559" calcext:value-type="float">
            <text:p>12,0235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.00748" calcext:value-type="float">
            <text:p>12,007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00748" calcext:value-type="float">
            <text:p>12,007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00748" calcext:value-type="float">
            <text:p>12,007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.00748" calcext:value-type="float">
            <text:p>12,007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00748" calcext:value-type="float">
            <text:p>12,007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01555" calcext:value-type="float">
            <text:p>12,015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895589" calcext:value-type="float">
            <text:p>11,8955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895589" calcext:value-type="float">
            <text:p>11,8955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895589" calcext:value-type="float">
            <text:p>11,8955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895589" calcext:value-type="float">
            <text:p>11,8955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055576" calcext:value-type="float">
            <text:p>12,0555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055576" calcext:value-type="float">
            <text:p>12,0555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055576" calcext:value-type="float">
            <text:p>12,0555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055576" calcext:value-type="float">
            <text:p>12,0555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.119575" calcext:value-type="float">
            <text:p>12,11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119575" calcext:value-type="float">
            <text:p>12,11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119575" calcext:value-type="float">
            <text:p>12,11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.119575" calcext:value-type="float">
            <text:p>12,11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.119575" calcext:value-type="float">
            <text:p>12,11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.119575" calcext:value-type="float">
            <text:p>12,11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.119575" calcext:value-type="float">
            <text:p>12,11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.119575" calcext:value-type="float">
            <text:p>12,11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.119575" calcext:value-type="float">
            <text:p>12,11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.087601" calcext:value-type="float">
            <text:p>12,0876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.087601" calcext:value-type="float">
            <text:p>12,0876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.055604" calcext:value-type="float">
            <text:p>12,0556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.055604" calcext:value-type="float">
            <text:p>12,0556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.055604" calcext:value-type="float">
            <text:p>12,0556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.055604" calcext:value-type="float">
            <text:p>12,0556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.055604" calcext:value-type="float">
            <text:p>12,0556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.055604" calcext:value-type="float">
            <text:p>12,0556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88758" calcext:value-type="float">
            <text:p>11,887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88758" calcext:value-type="float">
            <text:p>11,887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.88758" calcext:value-type="float">
            <text:p>11,887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.855512" calcext:value-type="float">
            <text:p>11,85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.863685" calcext:value-type="float">
            <text:p>11,8636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863685" calcext:value-type="float">
            <text:p>11,8636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.84759" calcext:value-type="float">
            <text:p>11,847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.84759" calcext:value-type="float">
            <text:p>11,847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.84759" calcext:value-type="float">
            <text:p>11,847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.84759" calcext:value-type="float">
            <text:p>11,847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84759" calcext:value-type="float">
            <text:p>11,847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.831574" calcext:value-type="float">
            <text:p>11,8315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.703732" calcext:value-type="float">
            <text:p>11,70373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.391757" calcext:value-type="float">
            <text:p>11,3917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.391757" calcext:value-type="float">
            <text:p>11,3917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.351724" calcext:value-type="float">
            <text:p>11,3517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.231746" calcext:value-type="float">
            <text:p>11,2317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231746" calcext:value-type="float">
            <text:p>11,2317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231771" calcext:value-type="float">
            <text:p>11,23177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.103738" calcext:value-type="float">
            <text:p>11,1037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103738" calcext:value-type="float">
            <text:p>11,1037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.103738" calcext:value-type="float">
            <text:p>11,1037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.103738" calcext:value-type="float">
            <text:p>11,1037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.855748" calcext:value-type="float">
            <text:p>10,8557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.855748" calcext:value-type="float">
            <text:p>10,8557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855748" calcext:value-type="float">
            <text:p>10,8557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855748" calcext:value-type="float">
            <text:p>10,8557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.855748" calcext:value-type="float">
            <text:p>10,8557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855748" calcext:value-type="float">
            <text:p>10,8557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.855748" calcext:value-type="float">
            <text:p>10,8557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855748" calcext:value-type="float">
            <text:p>10,8557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.863493" calcext:value-type="float">
            <text:p>10,863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.951193" calcext:value-type="float">
            <text:p>10,95119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.951193" calcext:value-type="float">
            <text:p>10,95119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951193" calcext:value-type="float">
            <text:p>10,95119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.095311" calcext:value-type="float">
            <text:p>11,095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.047324" calcext:value-type="float">
            <text:p>11,0473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.175312" calcext:value-type="float">
            <text:p>11,1753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.183264" calcext:value-type="float">
            <text:p>11,18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.063193" calcext:value-type="float">
            <text:p>11,0631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.063193" calcext:value-type="float">
            <text:p>11,0631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.063193" calcext:value-type="float">
            <text:p>11,0631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.127039" calcext:value-type="float">
            <text:p>11,1270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.127039" calcext:value-type="float">
            <text:p>11,1270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.119004" calcext:value-type="float">
            <text:p>11,119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.119004" calcext:value-type="float">
            <text:p>11,119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.119004" calcext:value-type="float">
            <text:p>11,119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.119004" calcext:value-type="float">
            <text:p>11,119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.943066" calcext:value-type="float">
            <text:p>10,94306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806963" calcext:value-type="float">
            <text:p>10,806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806963" calcext:value-type="float">
            <text:p>10,806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.806963" calcext:value-type="float">
            <text:p>10,806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.806963" calcext:value-type="float">
            <text:p>10,806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.806963" calcext:value-type="float">
            <text:p>10,806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806963" calcext:value-type="float">
            <text:p>10,806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.806963" calcext:value-type="float">
            <text:p>10,806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727014" calcext:value-type="float">
            <text:p>10,727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.543121" calcext:value-type="float">
            <text:p>10,5431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.543121" calcext:value-type="float">
            <text:p>10,5431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.527043" calcext:value-type="float">
            <text:p>10,5270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.486965" calcext:value-type="float">
            <text:p>10,4869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.183086" calcext:value-type="float">
            <text:p>10,183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.135065" calcext:value-type="float">
            <text:p>10,1350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.135065" calcext:value-type="float">
            <text:p>10,1350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.135065" calcext:value-type="float">
            <text:p>10,1350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.135065" calcext:value-type="float">
            <text:p>10,1350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.135065" calcext:value-type="float">
            <text:p>10,1350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.135065" calcext:value-type="float">
            <text:p>10,1350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.135065" calcext:value-type="float">
            <text:p>10,1350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.159057" calcext:value-type="float">
            <text:p>10,1590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.150939" calcext:value-type="float">
            <text:p>10,1509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.150939" calcext:value-type="float">
            <text:p>10,1509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886997" calcext:value-type="float">
            <text:p>9,8869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886997" calcext:value-type="float">
            <text:p>9,8869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886997" calcext:value-type="float">
            <text:p>9,8869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886997" calcext:value-type="float">
            <text:p>9,8869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886997" calcext:value-type="float">
            <text:p>9,8869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886997" calcext:value-type="float">
            <text:p>9,8869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886997" calcext:value-type="float">
            <text:p>9,8869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886997" calcext:value-type="float">
            <text:p>9,8869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886997" calcext:value-type="float">
            <text:p>9,8869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790969" calcext:value-type="float">
            <text:p>9,790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678966" calcext:value-type="float">
            <text:p>9,678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583284" calcext:value-type="float">
            <text:p>9,5832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583284" calcext:value-type="float">
            <text:p>9,5832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583284" calcext:value-type="float">
            <text:p>9,5832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583284" calcext:value-type="float">
            <text:p>9,5832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583284" calcext:value-type="float">
            <text:p>9,5832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583284" calcext:value-type="float">
            <text:p>9,5832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583284" calcext:value-type="float">
            <text:p>9,5832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583284" calcext:value-type="float">
            <text:p>9,5832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583284" calcext:value-type="float">
            <text:p>9,5832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599191" calcext:value-type="float">
            <text:p>9,59919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599191" calcext:value-type="float">
            <text:p>9,59919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447232" calcext:value-type="float">
            <text:p>9,447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447232" calcext:value-type="float">
            <text:p>9,447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447232" calcext:value-type="float">
            <text:p>9,447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447232" calcext:value-type="float">
            <text:p>9,447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447232" calcext:value-type="float">
            <text:p>9,447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447232" calcext:value-type="float">
            <text:p>9,447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447232" calcext:value-type="float">
            <text:p>9,447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447232" calcext:value-type="float">
            <text:p>9,447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447232" calcext:value-type="float">
            <text:p>9,447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519148" calcext:value-type="float">
            <text:p>9,5191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50308" calcext:value-type="float">
            <text:p>9,503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542998" calcext:value-type="float">
            <text:p>9,542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983242" calcext:value-type="float">
            <text:p>8,9832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983242" calcext:value-type="float">
            <text:p>8,9832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983242" calcext:value-type="float">
            <text:p>8,9832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983242" calcext:value-type="float">
            <text:p>8,9832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983242" calcext:value-type="float">
            <text:p>8,9832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983242" calcext:value-type="float">
            <text:p>8,9832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983242" calcext:value-type="float">
            <text:p>8,9832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983242" calcext:value-type="float">
            <text:p>8,9832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479448" calcext:value-type="float">
            <text:p>8,4794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479448" calcext:value-type="float">
            <text:p>8,4794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479448" calcext:value-type="float">
            <text:p>8,4794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479448" calcext:value-type="float">
            <text:p>8,4794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479448" calcext:value-type="float">
            <text:p>8,4794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463497" calcext:value-type="float">
            <text:p>8,4634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.455639" calcext:value-type="float">
            <text:p>8,4556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423642" calcext:value-type="float">
            <text:p>8,4236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.447592" calcext:value-type="float">
            <text:p>8,447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.391635" calcext:value-type="float">
            <text:p>8,3916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151559" calcext:value-type="float">
            <text:p>8,1515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999476" calcext:value-type="float">
            <text:p>7,999476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7:01.04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7:07.706000000</dc:date>
    <meta:editing-duration>PT1M11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4.log'.A2:'cameraslog_4.log'.C1001 'cameraslog_4.log'.B1:'cameraslog_4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4.log'.B2:'cameraslog_4.log'.B1001" chart:label-cell-address="'cameraslog_4.log'.B1:'cameraslog_4.log'.B1" chart:class="chart:scatter">
            <chart:domain table:cell-range-address="'cameraslog_4.log'.A2:'cameraslog_4.log'.A1001"/>
            <chart:data-point chart:repeated="1000"/>
          </chart:series>
          <chart:series chart:style-name="ch8" chart:values-cell-range-address="'cameraslog_4.log'.C2:'cameraslog_4.log'.C1001" chart:label-cell-address="'cameraslog_4.log'.C1:'cameraslog_4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4.log'.B1:'cameraslog_4.log'.B1</svg:desc>
                </draw:g>
              </table:table-cell>
              <table:table-cell office:value-type="string">
                <text:p>number of cameras</text:p>
                <draw:g>
                  <svg:desc>'cameraslog_4.log'.C1:'cameras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4.log'.A2:'cameraslog_4.log'.A1001</svg:desc>
                </draw:g>
              </table:table-cell>
              <table:table-cell office:value-type="float" office:value="20.760474">
                <text:p>20.760474</text:p>
                <draw:g>
                  <svg:desc>'cameraslog_4.log'.B2:'cameraslog_4.log'.B1001</svg:desc>
                </draw:g>
              </table:table-cell>
              <table:table-cell office:value-type="float" office:value="23">
                <text:p>23</text:p>
                <draw:g>
                  <svg:desc>'cameraslog_4.log'.C2:'cameraslog_4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74495">
                <text:p>19.744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.737749">
                <text:p>18.7377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009297">
                <text:p>19.0092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281343">
                <text:p>19.2813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129502">
                <text:p>19.1295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985622">
                <text:p>18.9856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786254">
                <text:p>17.786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097913">
                <text:p>18.0979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097913">
                <text:p>18.0979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.22572">
                <text:p>18.225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634237">
                <text:p>17.6342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.634237">
                <text:p>17.6342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.049977">
                <text:p>18.0499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.049977">
                <text:p>18.0499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.002545">
                <text:p>17.0025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002486">
                <text:p>17.0024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.459403">
                <text:p>16.4594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.435383">
                <text:p>16.435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603442">
                <text:p>16.603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.603442">
                <text:p>16.603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.299738">
                <text:p>16.2997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.299738">
                <text:p>16.2997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843721">
                <text:p>16.8437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.923775">
                <text:p>16.923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.923775">
                <text:p>16.923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620088">
                <text:p>16.6200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916462">
                <text:p>15.916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916462">
                <text:p>15.916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868651">
                <text:p>15.8686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868651">
                <text:p>15.8686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020675">
                <text:p>16.0206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780695">
                <text:p>15.780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452982">
                <text:p>15.4529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452982">
                <text:p>15.4529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.452982">
                <text:p>15.4529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.812923">
                <text:p>15.8129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588975">
                <text:p>15.5889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.669401">
                <text:p>14.6694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.725507">
                <text:p>14.725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14965">
                <text:p>15.149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.550025">
                <text:p>14.5500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550025">
                <text:p>14.5500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.550025">
                <text:p>14.5500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.757957">
                <text:p>14.7579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757957">
                <text:p>14.7579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502187">
                <text:p>14.5021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198397">
                <text:p>14.1983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.830834">
                <text:p>12.8308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702763">
                <text:p>12.7027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.478841">
                <text:p>12.4788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.558869">
                <text:p>12.558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.454962">
                <text:p>12.4549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.303131">
                <text:p>12.3031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.567">
                <text:p>12.5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.478969">
                <text:p>12.478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478969">
                <text:p>12.478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.463066">
                <text:p>12.4630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455018">
                <text:p>12.4550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.455018">
                <text:p>12.4550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.455018">
                <text:p>12.4550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.574963">
                <text:p>12.574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.495024">
                <text:p>12.4950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.39116">
                <text:p>12.391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.39116">
                <text:p>12.391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.303114">
                <text:p>12.3031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.167088">
                <text:p>12.1670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.263143">
                <text:p>12.2631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.263143">
                <text:p>12.2631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.183226">
                <text:p>12.1832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.487139">
                <text:p>12.4871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.543248">
                <text:p>12.5432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.655307">
                <text:p>12.655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.911284">
                <text:p>12.9112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.903288">
                <text:p>12.9032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.903288">
                <text:p>12.9032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.207182">
                <text:p>13.2071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.079212">
                <text:p>13.0792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08727">
                <text:p>13.087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511104">
                <text:p>13.5111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.655035">
                <text:p>13.6550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.655035">
                <text:p>13.6550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815052">
                <text:p>13.8150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83913">
                <text:p>13.839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503165">
                <text:p>13.5031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846985">
                <text:p>13.8469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759037">
                <text:p>13.7590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759037">
                <text:p>13.7590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759037">
                <text:p>13.7590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759037">
                <text:p>13.7590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.535008">
                <text:p>13.535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535008">
                <text:p>13.535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535008">
                <text:p>13.535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167119">
                <text:p>13.1671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406961">
                <text:p>13.4069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167239">
                <text:p>13.1672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119251">
                <text:p>13.119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.119251">
                <text:p>13.119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.119251">
                <text:p>13.119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.511201">
                <text:p>13.5112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.599233">
                <text:p>13.5992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.719221">
                <text:p>13.7192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.751254">
                <text:p>13.7512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.847255">
                <text:p>13.8472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.847255">
                <text:p>13.8472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.647412">
                <text:p>13.6474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.655329">
                <text:p>13.6553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.415318">
                <text:p>13.415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.415318">
                <text:p>13.415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415318">
                <text:p>13.415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415318">
                <text:p>13.415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415318">
                <text:p>13.415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415318">
                <text:p>13.415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607327">
                <text:p>13.6073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607327">
                <text:p>13.6073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607327">
                <text:p>13.6073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663339">
                <text:p>13.6633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43136">
                <text:p>13.431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047391">
                <text:p>13.0473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.047391">
                <text:p>13.0473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.047391">
                <text:p>13.0473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047391">
                <text:p>13.0473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.047391">
                <text:p>13.0473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047391">
                <text:p>13.0473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.047391">
                <text:p>13.0473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183274">
                <text:p>13.1832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.96731">
                <text:p>12.967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.06331">
                <text:p>13.063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.983261">
                <text:p>12.9832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.983261">
                <text:p>12.9832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.983261">
                <text:p>12.9832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.983261">
                <text:p>12.9832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.983261">
                <text:p>12.9832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.12728">
                <text:p>13.127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.12728">
                <text:p>13.127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.12728">
                <text:p>13.127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.12728">
                <text:p>13.127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.167221">
                <text:p>13.1672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.167221">
                <text:p>13.1672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927261">
                <text:p>12.9272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.007293">
                <text:p>13.0072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.007293">
                <text:p>13.0072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951376">
                <text:p>12.9513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.839428">
                <text:p>12.8394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839428">
                <text:p>12.8394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839428">
                <text:p>12.8394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919343">
                <text:p>12.9193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919343">
                <text:p>12.9193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919343">
                <text:p>12.9193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.983351">
                <text:p>12.9833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.999419">
                <text:p>12.9994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.999419">
                <text:p>12.9994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.071424">
                <text:p>13.0714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.967471">
                <text:p>12.9674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.847437">
                <text:p>12.8474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.639594">
                <text:p>12.6395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.703661">
                <text:p>12.7036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.735599">
                <text:p>12.7355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.695567">
                <text:p>12.6955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.695574">
                <text:p>12.6955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.695574">
                <text:p>12.6955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.311651">
                <text:p>12.3116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.311651">
                <text:p>12.3116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.311651">
                <text:p>12.3116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.311651">
                <text:p>12.3116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.423606">
                <text:p>12.4236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2.423606">
                <text:p>12.4236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.423606">
                <text:p>12.4236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2.279485">
                <text:p>12.2794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.279485">
                <text:p>12.2794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.383341">
                <text:p>12.3833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.383341">
                <text:p>12.3833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.039353">
                <text:p>12.0393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.991272">
                <text:p>11.991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.055141">
                <text:p>12.055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.111203">
                <text:p>12.1112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.095348">
                <text:p>12.0953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.17534">
                <text:p>12.175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.183233">
                <text:p>12.1832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1.959204">
                <text:p>11.9592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.959204">
                <text:p>11.9592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.943189">
                <text:p>11.9431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.943189">
                <text:p>11.9431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.943189">
                <text:p>11.9431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.943189">
                <text:p>11.9431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.0152">
                <text:p>12.0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.191094">
                <text:p>12.1910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.215305">
                <text:p>12.2153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.215305">
                <text:p>12.2153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.31127">
                <text:p>12.311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.31127">
                <text:p>12.311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.31127">
                <text:p>12.311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.31127">
                <text:p>12.311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.31127">
                <text:p>12.311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.671228">
                <text:p>12.6712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.671228">
                <text:p>12.6712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.639436">
                <text:p>12.6394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2.647457">
                <text:p>12.6474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2.647457">
                <text:p>12.6474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2.455455">
                <text:p>12.4554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2.367499">
                <text:p>12.3674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2.367499">
                <text:p>12.3674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2.167485">
                <text:p>12.1674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2.167485">
                <text:p>12.1674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2.167485">
                <text:p>12.1674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2.167485">
                <text:p>12.1674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2.071505">
                <text:p>12.0715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2.023559">
                <text:p>12.02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2.00748">
                <text:p>12.007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.00748">
                <text:p>12.007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2.00748">
                <text:p>12.007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2.00748">
                <text:p>12.007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2.00748">
                <text:p>12.007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2.01555">
                <text:p>12.015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.895589">
                <text:p>11.8955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.895589">
                <text:p>11.8955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1.895589">
                <text:p>11.8955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.895589">
                <text:p>11.8955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2.055576">
                <text:p>12.0555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2.055576">
                <text:p>12.0555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2.055576">
                <text:p>12.0555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2.055576">
                <text:p>12.0555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2.119575">
                <text:p>12.119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2.119575">
                <text:p>12.119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2.119575">
                <text:p>12.119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2.119575">
                <text:p>12.119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2.119575">
                <text:p>12.119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2.119575">
                <text:p>12.119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2.119575">
                <text:p>12.119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2.119575">
                <text:p>12.119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2.119575">
                <text:p>12.119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2.087601">
                <text:p>12.0876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2.087601">
                <text:p>12.0876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2.055604">
                <text:p>12.0556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2.055604">
                <text:p>12.0556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2.055604">
                <text:p>12.0556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2.055604">
                <text:p>12.0556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.055604">
                <text:p>12.0556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2.055604">
                <text:p>12.0556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1.88758">
                <text:p>11.887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1.88758">
                <text:p>11.887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.88758">
                <text:p>11.887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.855512">
                <text:p>11.85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1.863685">
                <text:p>11.8636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1.863685">
                <text:p>11.8636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1.84759">
                <text:p>11.847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1.84759">
                <text:p>11.847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1.84759">
                <text:p>11.847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.84759">
                <text:p>11.847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1.84759">
                <text:p>11.847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.831574">
                <text:p>11.8315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1.703732">
                <text:p>11.7037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1.391757">
                <text:p>11.391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.391757">
                <text:p>11.391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1.351724">
                <text:p>11.3517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1.231746">
                <text:p>11.2317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.231746">
                <text:p>11.2317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1.231771">
                <text:p>11.2317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1.103738">
                <text:p>11.1037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1.103738">
                <text:p>11.1037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1.103738">
                <text:p>11.1037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1.103738">
                <text:p>11.1037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.855748">
                <text:p>10.855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.855748">
                <text:p>10.855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.855748">
                <text:p>10.855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0.855748">
                <text:p>10.855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.855748">
                <text:p>10.855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.855748">
                <text:p>10.855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.855748">
                <text:p>10.855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.855748">
                <text:p>10.855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.863493">
                <text:p>10.8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.951193">
                <text:p>10.9511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951193">
                <text:p>10.9511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.951193">
                <text:p>10.9511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1.095311">
                <text:p>11.095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1.047324">
                <text:p>11.0473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1.175312">
                <text:p>11.175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1.183264">
                <text:p>11.183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1.063193">
                <text:p>11.0631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1.063193">
                <text:p>11.0631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1.063193">
                <text:p>11.0631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1.127039">
                <text:p>11.1270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1.127039">
                <text:p>11.1270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1.119004">
                <text:p>11.1190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1.119004">
                <text:p>11.1190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1.119004">
                <text:p>11.1190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1.119004">
                <text:p>11.1190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0.943066">
                <text:p>10.943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.806963">
                <text:p>10.806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0.806963">
                <text:p>10.806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.806963">
                <text:p>10.806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0.806963">
                <text:p>10.806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0.806963">
                <text:p>10.806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.806963">
                <text:p>10.806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.806963">
                <text:p>10.806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0.727014">
                <text:p>10.7270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0.543121">
                <text:p>10.5431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0.543121">
                <text:p>10.5431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0.527043">
                <text:p>10.5270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0.486965">
                <text:p>10.4869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0.183086">
                <text:p>10.183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0.135065">
                <text:p>10.1350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0.135065">
                <text:p>10.1350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0.135065">
                <text:p>10.1350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0.135065">
                <text:p>10.1350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0.135065">
                <text:p>10.1350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0.135065">
                <text:p>10.1350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0.135065">
                <text:p>10.1350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0.159057">
                <text:p>10.1590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0.150939">
                <text:p>10.1509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0.150939">
                <text:p>10.1509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886997">
                <text:p>9.886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886997">
                <text:p>9.886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886997">
                <text:p>9.886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886997">
                <text:p>9.886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886997">
                <text:p>9.886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886997">
                <text:p>9.886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886997">
                <text:p>9.886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886997">
                <text:p>9.886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886997">
                <text:p>9.886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790969">
                <text:p>9.790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678966">
                <text:p>9.678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583284">
                <text:p>9.58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583284">
                <text:p>9.58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583284">
                <text:p>9.58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583284">
                <text:p>9.58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583284">
                <text:p>9.58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583284">
                <text:p>9.58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583284">
                <text:p>9.58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583284">
                <text:p>9.58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583284">
                <text:p>9.58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599191">
                <text:p>9.5991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599191">
                <text:p>9.5991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447232">
                <text:p>9.447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447232">
                <text:p>9.447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.447232">
                <text:p>9.447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.447232">
                <text:p>9.447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.447232">
                <text:p>9.447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.447232">
                <text:p>9.447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.447232">
                <text:p>9.447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.447232">
                <text:p>9.447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.447232">
                <text:p>9.447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.519148">
                <text:p>9.5191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50308">
                <text:p>9.50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542998">
                <text:p>9.542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983242">
                <text:p>8.983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983242">
                <text:p>8.983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983242">
                <text:p>8.983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.983242">
                <text:p>8.983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983242">
                <text:p>8.983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983242">
                <text:p>8.983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.983242">
                <text:p>8.983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983242">
                <text:p>8.983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479448">
                <text:p>8.4794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.479448">
                <text:p>8.4794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.479448">
                <text:p>8.4794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.479448">
                <text:p>8.4794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.479448">
                <text:p>8.4794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8.463497">
                <text:p>8.463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8.455639">
                <text:p>8.4556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8.423642">
                <text:p>8.423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8.447592">
                <text:p>8.447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8.391635">
                <text:p>8.3916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8.151559">
                <text:p>8.1515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999476">
                <text:p>7.999476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